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style:style>
    <style:style style:name="P2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office:automatic-styles>
  <office:body>
    <office:text text:use-soft-page-breaks="true">
      <text:p text:style-name="P1">Authentication and Authorization</text:p>
      <text:p text:style-name="P2"/>
      <text:p text:style-name="Standard"/>
      <text:p text:style-name="P3">Direct vs Brokered Authentication</text:p>
      <text:p text:style-name="Standard">The authentication pattern map identifies 2 architectural approaches for implementing authentication: Direct &amp; Brokered. These patterns focus on the relationships that exist between a requestor and service who participate in a web service interaction.</text:p>
      <text:p text:style-name="Standard">When both the Requester and Service participate in a trust relationship that allows them to share and validate credentials, then Direct Auth can be performed. Example would be any web app which has implemented custom authentication that requires a username and password to authenticate the requestor using information from a database.</text:p>
      <text:p text:style-name="Standard"/>
      <text:p text:style-name="Standard">In a situation where the Requestor and Service do not share a direct trust relationship, you can use a broker to perform authentication. This broker is called as Authorization server. It generates and shared a security token which can be used with every request the requester makes to the service.</text:p>
      <text:p text:style-name="Standard"/>
      <text:p text:style-name="P4">Authentication</text:p>
      <text:p text:style-name="Standard">Following are commonly used Authentication Protocols:</text:p>
      <text:p text:style-name="Standard">- Kerberos</text:p>
      <text:p text:style-name="Standard">- LDAP</text:p>
      <text:p text:style-name="Standard">- SAML (Security Assertion Markup Language)</text:p>
      <text:p text:style-name="Standard">- Radius</text:p>
      <text:p text:style-name="Standard"><text:span text:style-name="T5">-<text:s/></text:span>OpenID Connect (based on Oauth2.0)</text:p>
      <text:p text:style-name="Standard">SAML, Oauth and OIDC are open standards.</text:p>
      <text:p text:style-name="P6"/>
      <text:p text:style-name="Standard">SAML is the most feature rich and preferred, but OpenId is picking up fast. It’s continuously evolving right now. OIDC is also more favourable for Mobile and Singe Page apps. SAML is preferred in case of Enterprise SSO.<text:s/>Both<text:s/>could be used to achieve federation.</text:p>
      <text:p text:style-name="P7"/>
      <text:p text:style-name="P8">OpenID Connect</text:p>
      <text:p text:style-name="Standard">Using OIDC, you get an id_token which contains claims of the user. This is a signed JSON document that contains the subject, issuer and other auth information. (In SAML, we have “assertions” – a signed XML document with the subject inform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Authorization</text:p>
      <text:p text:style-name="Standard">The de-facto protocol used for Authorization is Oauth2.0</text:p>
      <text:p text:style-name="Standard"/>
      <text:p text:style-name="Standard"/>
      <text:p text:style-name="Standard"/>
      <text:p text:style-name="P10">Open Authorization (OAuth2.0)</text:p>
      <text:soft-page-break/>
      <text:p text:style-name="Standard">First published in 2012, OAuth 2.0, also known as OAuth2, is an authorization protocol designed to allow users to give access to their resources hosted by a service provider, without giving away credentials. It replaced Oauth1 which was released in 2008.</text:p>
      <text:p text:style-name="Standard"/>
      <text:p text:style-name="P11"/>
      <text:p text:style-name="P12"/>
      <text:p text:style-name="P13">OAuth2.0 Roles/Actors</text:p>
      <text:p text:style-name="Standard">The idea of roles is part of the core specification of the OAuth2.0 authorization framework. These define the essential components of an OAuth 2.0 system, and are as follows:</text:p>
      <text:p text:style-name="P14"/>
      <text:p text:style-name="Standard"><text:span text:style-name="T15">Resource Owner</text:span>: The user or system that owns the protected resources and can grant access to them.</text:p>
      <text:p text:style-name="P16"/>
      <text:p text:style-name="Standard"><text:span text:style-name="T17">Client</text:span>: The client is the system that requires access to the protected resources. To access resources, the Client must hold the appropriate Access Token.<text:s/>Client can be public or confidential. Public clients include Web Browser, Mobile apps and IOT Device.<text:s/>Confidential clients are those which can store credentials in a secure way without exposing them to unauthorized parties. They require a trusted backend server. Example would be machine to machine (M2M) communication.</text:p>
      <text:p text:style-name="Standard">Clients need to be registered to Authorization server in order for them to be able to get a token.</text:p>
      <text:p text:style-name="Standard"><text:span text:style-name="T18">Authorization Server</text:span>: This server receives requests from the Client for Access Tokens and issues them upon successful authentication and consent by the Resource Owner. The authorization server exposes two endpoints: the Authorization endpoint, which handles the interactive authentication and consent of the user, and the Token endpoint, which is involved in a machine to machine interaction.</text:p>
      <text:p text:style-name="P19"/>
      <text:p text:style-name="Standard"><text:span text:style-name="T20">Resource Server</text:span>: A server that protects the user’s resources and receives access requests from the Client. It accepts and validates an Access Token from the Client and returns the appropriate resources to it.</text:p>
      <text:p text:style-name="P21"/>
      <text:p text:style-name="P22">OAuth Grant Types/Flows</text:p>
      <text:p text:style-name="Standard">A grant is a method used by client to acquire an access token. These grants are a set of steps that the client will have to go through to get resource access authorization.</text:p>
      <text:p text:style-name="Standard"/>
      <text:p text:style-name="P23">Types:</text:p>
      <text:p text:style-name="Standard"><text:span text:style-name="T24">Authorization Code Grant</text:span>: Most widely used grant type to authorize the clien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hiya, Anshul</dc:creator>
    <meta:creation-date>2023-09-24T17:57:00Z</meta:creation-date>
    <dc:date>2023-12-29T11:54:00Z</dc:date>
    <meta:template xlink:href="Normal.dotm" xlink:type="simple"/>
    <meta:editing-cycles>49</meta:editing-cycles>
    <meta:editing-duration>PT15060S</meta:editing-duration>
    <meta:document-statistic meta:page-count="2" meta:paragraph-count="7" meta:word-count="571" meta:character-count="3825" meta:row-count="27" meta:non-whitespace-character-count="3261"/>
  </office:meta>
</office:document-meta>
</file>